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9882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15" style:family="table-cell" style:parent-style-name="Default" style:data-style-name="N2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INVESTMENT MANAGEMENT UNDER TAX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>
            <text:p>Stock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Number</text:p>
          </table:table-cell>
          <table:table-cell table:style-name="ce5" office:value-type="string">
            <text:p>Stock</text:p>
          </table:table-cell>
          <table:table-cell table:style-name="ce7" office:value-type="string">
            <text:p>Number of Shares</text:p>
          </table:table-cell>
          <table:table-cell table:style-name="ce5" office:value-type="string">
            <text:p>Price Purchased Last Year</text:p>
          </table:table-cell>
          <table:table-cell table:style-name="ce5" office:value-type="string">
            <text:p>Current Price</text:p>
          </table:table-cell>
          <table:table-cell table:style-name="ce13" office:value-type="string">
            <text:p>Next Year Price Estimate</text:p>
          </table:table-cell>
          <table:table-cell office:value-type="string">
            <text:p>¾ of stocks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Yahoo!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15.68">
            <text:p>15.68</text:p>
          </table:table-cell>
          <table:table-cell table:style-name="ce11" office:value-type="float" office:value="31.8">
            <text:p>31.80</text:p>
          </table:table-cell>
          <table:table-cell table:style-name="ce14" office:value-type="float" office:value="29.5">
            <text:p>29.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22.1">
            <text:p>22.10</text:p>
          </table:table-cell>
          <table:table-cell table:style-name="ce11" office:value-type="float" office:value="24.28">
            <text:p>24.28</text:p>
          </table:table-cell>
          <table:table-cell table:style-name="ce14" office:value-type="float" office:value="26.31">
            <text:p>26.31</text:p>
          </table:table-cell>
          <table:table-cell table:formula="of:=[.C7]*0.5" office:value-type="float" office:value="75">
            <text:p>75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.39">
            <text:p>30.39</text:p>
          </table:table-cell>
          <table:table-cell table:style-name="ce11" office:value-type="float" office:value="32.5">
            <text:p>32.50</text:p>
          </table:table-cell>
          <table:table-cell table:style-name="ce14" office:value-type="float" office:value="34.55">
            <text:p>34.55</text:p>
          </table:table-cell>
          <table:table-cell table:formula="of:=[.C8]*0.5" office:value-type="float" office:value="75">
            <text:p>75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8.93">
            <text:p>8.93</text:p>
          </table:table-cell>
          <table:table-cell table:style-name="ce11" office:value-type="float" office:value="14.16">
            <text:p>14.16</text:p>
          </table:table-cell>
          <table:table-cell table:style-name="ce14" office:value-type="float" office:value="15.23">
            <text:p>15.23</text:p>
          </table:table-cell>
          <table:table-cell table:formula="of:=[.C9]*0.5" office:value-type="float" office:value="75">
            <text:p>75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40.55">
            <text:p>40.55</text:p>
          </table:table-cell>
          <table:table-cell table:style-name="ce11" office:value-type="float" office:value="50.99">
            <text:p>50.99</text:p>
          </table:table-cell>
          <table:table-cell table:style-name="ce14" office:value-type="float" office:value="62.43">
            <text:p>62.43</text:p>
          </table:table-cell>
          <table:table-cell table:formula="of:=[.C10]*0.5" office:value-type="float" office:value="75">
            <text:p>75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18.58">
            <text:p>18.58</text:p>
          </table:table-cell>
          <table:table-cell table:style-name="ce11" office:value-type="float" office:value="24.17">
            <text:p>24.17</text:p>
          </table:table-cell>
          <table:table-cell table:style-name="ce14" office:value-type="float" office:value="26.68">
            <text:p>26.68</text:p>
          </table:table-cell>
          <table:table-cell table:formula="of:=[.C11]*0.5" office:value-type="float" office:value="75">
            <text:p>75</text:p>
          </table:table-cell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string">
            <text:p>Intel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22.54">
            <text:p>22.54</text:p>
          </table:table-cell>
          <table:table-cell table:style-name="ce11" office:value-type="float" office:value="23.67">
            <text:p>23.67</text:p>
          </table:table-cell>
          <table:table-cell table:style-name="ce14" office:value-type="float" office:value="23.85">
            <text:p>23.85</text:p>
          </table:table-cell>
          <table:table-cell table:formula="of:=[.C12]*0.5" office:value-type="float" office:value="75">
            <text:p>75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string">
            <text:p>Pfizer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24.84">
            <text:p>24.84</text:p>
          </table:table-cell>
          <table:table-cell table:style-name="ce12" office:value-type="float" office:value="28.77">
            <text:p>28.77</text:p>
          </table:table-cell>
          <table:table-cell table:style-name="ce15" office:value-type="float" office:value="31.66">
            <text:p>31.66</text:p>
          </table:table-cell>
          <table:table-cell table:formula="of:=[.C13]*0.5" office:value-type="float" office:value="75">
            <text:p>7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hares</text:p>
          </table:table-cell>
          <table:table-cell office:value-type="string">
            <text:p>Taxation</text:p>
          </table:table-cell>
          <table:table-cell office:value-type="string">
            <text:p>Cash_flow</text:p>
          </table:table-cell>
          <table:table-cell office:value-type="string">
            <text:p>NextYear remaining Stock</text:p>
          </table:table-cell>
          <table:table-cell/>
        </table:table-row>
        <table:table-row table:style-name="ro2">
          <table:table-cell/>
          <table:table-cell office:value-type="string">
            <text:p>Yahoo!</text:p>
          </table:table-cell>
          <table:table-cell office:value-type="float" office:value="100">
            <text:p>100</text:p>
          </table:table-cell>
          <table:table-cell table:formula="of:=0.3*([.E6]-[.D6])*[.C16] + (0.01 * [.E6]*[.C16])" office:value-type="float" office:value="515.4">
            <text:p>515.4</text:p>
          </table:table-cell>
          <table:table-cell table:formula="of:=([.C16]*[.E6]) - [.D16]" office:value-type="float" office:value="2664.6">
            <text:p>2664.6</text:p>
          </table:table-cell>
          <table:table-cell table:formula="of:=[.C6]-[.C16]"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General Electric</text:p>
          </table:table-cell>
          <table:table-cell office:value-type="float" office:value="75">
            <text:p>75</text:p>
          </table:table-cell>
          <table:table-cell table:formula="of:=0.3*([.E7]-[.D7])*[.C17] + (0.01 * [.E7]*[.C17])" office:value-type="float" office:value="67.26">
            <text:p>67.26</text:p>
          </table:table-cell>
          <table:table-cell table:formula="of:=([.C17]*[.E7])-[.D17]" office:value-type="float" office:value="1753.74">
            <text:p>1753.74</text:p>
          </table:table-cell>
          <table:table-cell table:formula="of:=[.C7]-[.C17]"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Microsoft</text:p>
          </table:table-cell>
          <table:table-cell office:value-type="float" office:value="75">
            <text:p>75</text:p>
          </table:table-cell>
          <table:table-cell table:formula="of:=0.3*([.E8]-[.D8])*[.C18] + (0.01 * [.E8]*[.C18])" office:value-type="float" office:value="71.85">
            <text:p>71.85</text:p>
          </table:table-cell>
          <table:table-cell table:formula="of:=([.C18]*[.E8])-[.D18]" office:value-type="float" office:value="2365.65">
            <text:p>2365.65</text:p>
          </table:table-cell>
          <table:table-cell table:formula="of:=[.C8]-[.C18]"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Bank of America</text:p>
          </table:table-cell>
          <table:table-cell office:value-type="float" office:value="0">
            <text:p>0</text:p>
          </table:table-cell>
          <table:table-cell table:formula="of:=0.3*([.E9]-[.D9])*[.C19] + (0.01 * [.E9]*[.C19])" office:value-type="float" office:value="0">
            <text:p>0</text:p>
          </table:table-cell>
          <table:table-cell table:formula="of:=([.C19]*[.E9])-[.D19]" office:value-type="float" office:value="0">
            <text:p>0</text:p>
          </table:table-cell>
          <table:table-cell table:formula="of:=[.C9]-[.C19]" office:value-type="float" office:value="150">
            <text:p>150</text:p>
          </table:table-cell>
          <table:table-cell/>
        </table:table-row>
        <table:table-row table:style-name="ro2">
          <table:table-cell/>
          <table:table-cell office:value-type="string">
            <text:p>JPMorgan Chase</text:p>
          </table:table-cell>
          <table:table-cell office:value-type="float" office:value="0">
            <text:p>0</text:p>
          </table:table-cell>
          <table:table-cell table:formula="of:=0.3*([.E10]-[.D10])*[.C20] + (0.01 * [.E10]*[.C20])" office:value-type="float" office:value="0">
            <text:p>0</text:p>
          </table:table-cell>
          <table:table-cell table:formula="of:=([.C20]*[.E10])-[.D20]" office:value-type="float" office:value="0">
            <text:p>0</text:p>
          </table:table-cell>
          <table:table-cell table:formula="of:=[.C10]-[.C20]" office:value-type="float" office:value="150">
            <text:p>150</text:p>
          </table:table-cell>
          <table:table-cell/>
        </table:table-row>
        <table:table-row table:style-name="ro2">
          <table:table-cell/>
          <table:table-cell office:value-type="string">
            <text:p>Cisco Systems, Inc</text:p>
          </table:table-cell>
          <table:table-cell office:value-type="float" office:value="0">
            <text:p>0</text:p>
          </table:table-cell>
          <table:table-cell table:formula="of:=0.3*([.E11]-[.D11])*[.C21] + (0.01 * [.E11]*[.C21])" office:value-type="float" office:value="0">
            <text:p>0</text:p>
          </table:table-cell>
          <table:table-cell table:formula="of:=([.C21]*[.E11])-[.D21]" office:value-type="float" office:value="0">
            <text:p>0</text:p>
          </table:table-cell>
          <table:table-cell table:formula="of:=[.C11]-[.C21]" office:value-type="float" office:value="150">
            <text:p>150</text:p>
          </table:table-cell>
          <table:table-cell/>
        </table:table-row>
        <table:table-row table:style-name="ro2">
          <table:table-cell/>
          <table:table-cell office:value-type="string">
            <text:p>Intel</text:p>
          </table:table-cell>
          <table:table-cell office:value-type="float" office:value="75">
            <text:p>75</text:p>
          </table:table-cell>
          <table:table-cell table:formula="of:=0.3*([.E12]-[.D12])*[.C22] + (0.01 * [.E12]*[.C22])" office:value-type="float" office:value="43.1775000000001">
            <text:p>43.1775</text:p>
          </table:table-cell>
          <table:table-cell table:formula="of:=([.C22]*[.E12])-[.D22]" office:value-type="float" office:value="1732.0725">
            <text:p>1732.0725</text:p>
          </table:table-cell>
          <table:table-cell table:formula="of:=[.C12]-[.C22]" office:value-type="float" office:value="75">
            <text:p>75</text:p>
          </table:table-cell>
          <table:table-cell/>
        </table:table-row>
        <table:table-row table:style-name="ro2">
          <table:table-cell/>
          <table:table-cell table:style-name="ce6" office:value-type="string">
            <text:p>Pfizer</text:p>
          </table:table-cell>
          <table:table-cell office:value-type="float" office:value="54.3501151875415">
            <text:p>54.3501151875</text:p>
          </table:table-cell>
          <table:table-cell table:formula="of:=0.3*([.E13]-[.D13])*[.C23] + (0.01 * [.E13]*[.C23])" office:value-type="float" office:value="79.7153139455671">
            <text:p>79.7153139456</text:p>
          </table:table-cell>
          <table:table-cell table:formula="of:=([.C23]*[.E13])-[.D23]" office:value-type="float" office:value="1483.9375">
            <text:p>1483.9375</text:p>
          </table:table-cell>
          <table:table-cell table:formula="of:=[.C13]-[.C23]" office:value-type="float" office:value="95.6498848124585">
            <text:p>95.649884812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Revenue</text:p>
          </table:table-cell>
          <table:table-cell table:formula="of:=SUMPRODUCT([.F6:.F13];[.F16:.F23])" office:value-type="float" office:value="26507.5253531624">
            <text:p>26507.525353162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straint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verall</text:p>
          </table:table-cell>
          <table:table-cell table:formula="of:=SUM([.E16:.E23])" office:value-type="float" office:value="10000">
            <text:p>10000</text:p>
          </table:table-cell>
          <table:table-cell office:value-type="string">
            <text:p>&gt;=</text:p>
          </table:table-cell>
          <table:table-cell office:value-type="float" office:value="10000">
            <text:p>1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22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8-12T22:57:30</dc:date>
    <meta:editing-duration>PT3H29M25S</meta:editing-duration>
    <meta:editing-cycles>7</meta:editing-cycles>
    <meta:generator>OpenOffice/4.1.1$Unix OpenOffice.org_project/411m6$Build-9775</meta:generator>
    <dc:creator>Manojkumar Parmar</dc:creator>
    <meta:document-statistic meta:table-count="3" meta:cell-count="116" meta:object-count="0"/>
  </office:meta>
</office:document-meta>
</file>